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_20_496" svg:stroke-width="0.03cm" svg:stroke-color="#000000" draw:marker-start-width="0.3cm" draw:marker-start-center="false" draw:marker-end-width="0.3cm" draw:marker-end-center="false" draw:fill="solid" draw:fill-color="#b3b3b3" draw:fill-gradient-name="Gradient_20_10" draw:fill-hatch-name="Hatch_20_63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_20_497" svg:stroke-width="0.03cm" svg:stroke-color="#000000" draw:marker-start-width="0.3cm" draw:marker-start-center="false" draw:marker-end-width="0.3cm" draw:marker-end-center="false" draw:fill="none" draw:fill-color="#b3b3b3" draw:fill-gradient-name="Gradient_20_10" draw:fill-hatch-name="Hatch_20_63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_20_498" svg:stroke-width="0.03cm" svg:stroke-color="#000000" draw:marker-start-width="0.3cm" draw:marker-start-center="false" draw:marker-end-width="0.3cm" draw:marker-end-center="false" draw:fill="solid" draw:fill-color="#b3b3b3" draw:fill-gradient-name="Gradient_20_10" draw:fill-hatch-name="Hatch_20_63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-0.186cm" svg:height="-0.497cm" svg:x="7.146cm" svg:y="1.303cm" draw:kind="arc" draw:start-angle="180.43" draw:end-angle="0.26">
            <text:p/>
          </draw:ellipse>
          <draw:ellipse draw:style-name="gr2" draw:text-style-name="P1" draw:layer="layout" svg:width="-0.186cm" svg:height="-0.497cm" svg:x="6.961cm" svg:y="1.303cm" draw:kind="arc" draw:start-angle="180.43" draw:end-angle="0.26">
            <text:p/>
          </draw:ellipse>
          <draw:ellipse draw:style-name="gr3" draw:text-style-name="P1" draw:layer="layout" svg:width="-0.186cm" svg:height="-0.498cm" svg:x="6.775cm" svg:y="1.303cm" draw:kind="arc" draw:start-angle="180.43" draw:end-angle="0.26">
            <text:p/>
          </draw:ellipse>
          <draw:ellipse draw:style-name="gr4" draw:text-style-name="P1" draw:layer="layout" svg:width="-0.186cm" svg:height="-0.497cm" svg:x="6.589cm" svg:y="1.303cm" draw:kind="arc" draw:start-angle="180.43" draw:end-angle="0.26">
            <text:p/>
          </draw:ellipse>
          <draw:line draw:style-name="gr5" draw:text-style-name="P1" draw:layer="layout" svg:x1="6.404cm" svg:y1="1.055cm" svg:x2="6.289cm" svg:y2="1.055cm">
            <text:p/>
          </draw:line>
          <draw:line draw:style-name="gr6" draw:text-style-name="P1" draw:layer="layout" svg:x1="7.26cm" svg:y1="1.055cm" svg:x2="7.146cm" svg:y2="1.055cm">
            <text:p/>
          </draw:line>
        </draw:g>
        <draw:g>
          <draw:line draw:style-name="gr7" draw:text-style-name="P2" draw:layer="layout" svg:x1="5.193cm" svg:y1="1.053cm" svg:x2="5.388cm" svg:y2="1.053cm">
            <text:p/>
          </draw:line>
          <draw:rect draw:style-name="gr8" draw:text-style-name="P3" draw:layer="layout" svg:width="0.545cm" svg:height="0.199cm" svg:x="5.409cm" svg:y="0.959cm">
            <text:p/>
          </draw:rect>
          <draw:line draw:style-name="gr9" draw:text-style-name="P2" draw:layer="layout" svg:x1="6.168cm" svg:y1="1.053cm" svg:x2="5.973cm" svg:y2="1.053cm">
            <text:p/>
          </draw:line>
        </draw:g>
        <draw:custom-shape draw:style-name="gr10" draw:text-style-name="P4" draw:layer="layout" svg:width="0.409cm" svg:height="0.792cm" svg:x="7.439cm" svg:y="1.4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16cm" svg:height="0.716cm" svg:x="4.691cm" svg:y="1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5.051cm" svg:y1="1.424cm" svg:x2="5.051cm" svg:y2="1.054cm">
          <text:p/>
        </draw:line>
        <draw:line draw:style-name="gr11" draw:text-style-name="P4" draw:layer="layout" svg:x1="5.051cm" svg:y1="1.054cm" svg:x2="5.188cm" svg:y2="1.0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6" draw:display-name="Hatch 636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khalid khan</meta:initial-creator>
    <meta:creation-date>2011-02-25T16:05:46</meta:creation-date>
    <dc:date>2011-09-10T13:14:22</dc:date>
    <dc:creator>khalid khan</dc:creator>
    <meta:editing-duration>PT05H41M41S</meta:editing-duration>
    <meta:editing-cycles>20</meta:editing-cycles>
    <meta:generator>OpenOffice.org/3.1$Linux OpenOffice.org_project/310m19$Build-9420</meta:generator>
    <meta:document-statistic meta:object-count="15"/>
  </office:meta>
</office:document-meta>
</file>